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5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  <style:map style:condition="cell-content()=&quot;indep&quot;" style:apply-style-name="Good" style:base-cell-address="Sheet1.B2"/>
    </style:style>
    <style:style style:name="ce2" style:family="table-cell" style:parent-style-name="Default">
      <style:map style:condition="cell-content()=&quot;dep&quot;" style:apply-style-name="Bad" style:base-cell-address="Sheet1.C2"/>
    </style:style>
    <style:style style:name="ce3" style:family="table-cell" style:parent-style-name="Default">
      <style:map style:condition="cell-content()=&quot;dep&quot;" style:apply-style-name="Bad" style:base-cell-address="Sheet1.C2"/>
    </style:style>
    <style:style style:name="ce4" style:family="table-cell" style:parent-style-name="Default">
      <style:text-properties fo:font-weight="normal" style:font-weight-asian="normal" style:font-weight-complex="normal"/>
      <style:map style:condition="cell-content()=&quot;dep&quot;" style:apply-style-name="Bad" style:base-cell-address="Sheet1.C2"/>
    </style:style>
    <style:style style:name="ce5" style:family="table-cell" style:parent-style-name="Default">
      <style:text-properties fo:font-weight="normal" style:font-weight-asian="normal" style:font-weight-complex="normal"/>
      <style:map style:condition="cell-content()=&quot;dep&quot;" style:apply-style-name="Bad" style:base-cell-address="Sheet1.C2"/>
    </style:style>
    <style:style style:name="ce6" style:family="table-cell" style:parent-style-name="Default">
      <style:table-cell-properties fo:wrap-option="wrap"/>
      <style:map style:condition="cell-content()=&quot;dep&quot;" style:apply-style-name="Bad" style:base-cell-address="Sheet1.C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func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dir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(module)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indep</text:p>
          </table:table-cell>
        </table:table-row>
        <table:table-row table:style-name="ro1">
          <table:table-cell office:value-type="string" calcext:value-type="string">
            <text:p>(class)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dimensional_exponents</text:p>
          </table:table-cell>
          <table:table-cell office:value-type="string" calcext:value-type="string">
            <text:p>indep</text:p>
          </table:table-cell>
          <table:table-cell table:number-columns-repeated="3"/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indep</text:p>
          </table:table-cell>
        </table:table-row>
        <table:table-row table:style-name="ro2">
          <table:table-cell office:value-type="string" calcext:value-type="string">
            <text:p>__add__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table:style-name="ce6" office:value-type="string" calcext:value-type="string">
            <text:p>self.unit.__eq__(), self.unit.dimensional_exponents</text:p>
          </table:table-cell>
          <table:table-cell office:value-type="string" calcext:value-type="string">
            <text:p>duck</text:p>
          </table:table-cell>
        </table:table-row>
        <table:table-row table:style-name="ro2">
          <table:table-cell office:value-type="string" calcext:value-type="string">
            <text:p>__sub__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table:style-name="ce6" office:value-type="string" calcext:value-type="string">
            <text:p>self.unit.__eq__(), self.unit.dimensional_exponents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mul__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__mul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rmul__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__rmul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truediv__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__truediv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rtruediv__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__rtruediv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pow__</text:p>
          </table:table-cell>
          <table:table-cell office:value-type="string" calcext:value-type="string">
            <text:p>indep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unit.__pow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rpow__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table:style-name="ce3" office:value-type="string" calcext:value-type="string">
            <text:p>self.__pow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is_dimensionless(), self.base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is_dimensionless(), self.base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is_dimensionless(), self.base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hash__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lf.value.__hash__()</text:p>
          </table:table-cell>
          <table:table-cell/>
          <table:table-cell office:value-type="string" calcext:value-type="string">
            <text:p>self.base().cancel().canonica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eq__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lf.value.__eq__()</text:p>
          </table:table-cell>
          <table:table-cell/>
          <table:table-cell office:value-type="string" calcext:value-type="string">
            <text:p>self.base().cancel().canonica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gt__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lf.value.__gt__()</text:p>
          </table:table-cell>
          <table:table-cell/>
          <table:table-cell office:value-type="string" calcext:value-type="string">
            <text:p>self.base().cancel().canonica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_ge__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self.value.__ge__()</text:p>
          </table:table-cell>
          <table:table-cell/>
          <table:table-cell office:value-type="string" calcext:value-type="string">
            <text:p>self.base().cancel().canonica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round*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indep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indep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indep</text:p>
          </table:table-cell>
          <table:table-cell table:number-columns-repeated="3"/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add_to_reg</text:p>
          </table:table-cell>
          <table:table-cell office:value-type="string" calcext:value-type="string">
            <text:p>indep</text:p>
          </table:table-cell>
          <table:table-cell table:number-columns-repeated="3"/>
          <table:table-cell table:style-name="ce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s_dimensionless</text:p>
          </table:table-cell>
          <table:table-cell office:value-type="string" calcext:value-type="string">
            <text:p>indep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unit.is_dimensionless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indep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unit.dimension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with_uncertainty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indep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base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cance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fully_cancel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fully_cance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_auto_cancel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&lt;</text:p>
          </table:table-cell>
          <table:table-cell office:value-type="string" calcext:value-type="string">
            <text:p>self.cance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canonical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Quantity()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self.unit.canonical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n/a</text:p>
          </table:table-cell>
          <table:table-cell table:style-name="ce3"/>
          <table:table-cell table:style-name="ce5" office:value-type="string" calcext:value-type="string">
            <text:p>&lt;</text:p>
          </table:table-cell>
          <table:table-cell table:style-name="ce3" office:value-type="string" calcext:value-type="string">
            <text:p>self.base(), self.unit.__mul__()</text:p>
          </table:table-cell>
          <table:table-cell office:value-type="string" calcext:value-type="string">
            <text:p>duck</text:p>
          </table:table-cell>
        </table:table-row>
        <table:table-row table:style-name="ro1">
          <table:table-cell office:value-type="string" calcext:value-type="string">
            <text:p>on_scale</text:p>
          </table:table-cell>
          <table:table-cell office:value-type="string" calcext:value-type="string">
            <text:p>n/a</text:p>
          </table:table-cell>
          <table:table-cell table:style-name="ce3"/>
          <table:table-cell table:style-name="ce5"/>
          <table:table-cell table:style-name="ce3"/>
          <table:table-cell office:value-type="string" calcext:value-type="string">
            <text:p>indep</text:p>
          </table:table-cell>
        </table:table-row>
        <table:table-row table:style-name="ro1">
          <table:table-cell office:value-type="string" calcext:value-type="string">
            <text:p>parse</text:p>
          </table:table-cell>
          <table:table-cell office:value-type="string" calcext:value-type="string">
            <text:p>n/a</text:p>
          </table:table-cell>
          <table:table-cell table:style-name="ce3"/>
          <table:table-cell table:style-name="ce5"/>
          <table:table-cell table:style-name="ce3"/>
          <table:table-cell office:value-type="string" calcext:value-type="string">
            <text:p>indep</text:p>
          </table:table-cell>
        </table:table-row>
        <calcext:conditional-formats>
          <calcext:conditional-format calcext:target-range-address="Sheet1.C2:Sheet1.E36 Sheet1.F14:Sheet1.F23 Sheet1.F26:Sheet1.F36 Sheet1.F5:Sheet1.F12 Sheet1.F2:Sheet1.F3">
            <calcext:condition calcext:apply-style-name="Bad" calcext:value="=&quot;dep&quot;" calcext:base-cell-address="Sheet1.C2"/>
          </calcext:conditional-format>
          <calcext:conditional-format calcext:target-range-address="Sheet1.B2:Sheet1.E12 Sheet1.B14:Sheet1.D17 Sheet1.E15:Sheet1.E17 Sheet1.B18:Sheet1.E33 Sheet1.B34:Sheet1.B36 Sheet1.B13:Sheet1.E13 Sheet1.F2:Sheet1.F36">
            <calcext:condition calcext:apply-style-name="Good" calcext:value="=&quot;indep&quot;" calcext:base-cell-address="Sheet1.B2"/>
          </calcext:conditional-format>
          <calcext:conditional-format calcext:target-range-address="Sheet1.B2:Sheet1.E12 Sheet1.B14:Sheet1.D17 Sheet1.E15:Sheet1.E17 Sheet1.B18:Sheet1.E33 Sheet1.B34:Sheet1.B36 Sheet1.B13:Sheet1.E13 Sheet1.F2:Sheet1.F36">
            <calcext:condition calcext:apply-style-name="Neutral" calcext:value="=&quot;duck&quot;" calcext:base-cell-address="Sheet1.B2"/>
          </calcext:conditional-format>
          <calcext:conditional-format calcext:target-range-address="Sheet1.D2:Sheet1.D36">
            <calcext:condition calcext:apply-style-name="Neutral" calcext:value="=&quot;&lt;&quot;" calcext:base-cell-address="Sheet1.D2"/>
          </calcext:conditional-format>
          <calcext:conditional-format calcext:target-range-address="Sheet1.D2:Sheet1.D36">
            <calcext:condition calcext:apply-style-name="Accent 3" calcext:value="=&quot;&gt;&quot;" calcext:base-cell-address="Sheet1.D2"/>
          </calcext:conditional-format>
          <calcext:conditional-format calcext:target-range-address="Sheet1.D2:Sheet1.D36">
            <calcext:condition calcext:apply-style-name="Bad" calcext:value="=&quot;&lt;&gt;&quot;" calcext:base-cell-address="Sheet1.D2"/>
          </calcext:conditional-format>
          <calcext:conditional-format calcext:target-range-address="Sheet1.D2:Sheet1.D36">
            <calcext:condition calcext:apply-style-name="Good" calcext:value="=0" calcext:base-cell-address="Sheet1.D2"/>
          </calcext:conditional-format>
          <calcext:conditional-format calcext:target-range-address="Sheet1.B2:Sheet1.B36 Sheet1.F24:Sheet1.F25 Sheet1.F13:Sheet1.F13 Sheet1.F4:Sheet1.F4">
            <calcext:condition calcext:apply-style-name="Accent 3" calcext:value="=&quot;dep&quot;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  <style:text-properties fo:font-weight="normal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2:16:11.735664835</meta:creation-date>
    <dc:date>2024-05-16T13:11:09.062918392</dc:date>
    <meta:editing-duration>PT19M18S</meta:editing-duration>
    <meta:editing-cycles>4</meta:editing-cycles>
    <meta:generator>LibreOffice/24.2.3.2$Linux_X86_64 LibreOffice_project/420$Build-2</meta:generator>
    <meta:document-statistic meta:table-count="1" meta:cell-count="171" meta:object-count="0"/>
  </office:meta>
</office:document-meta>
</file>